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Lucida Console" svg:font-family="Lucida Console"/>
    <style:font-face style:name="Lucida Grande" svg:font-family="Lucida Grande"/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Lucida Grande" fo:font-size="14.0pt"/>
    </style:style>
    <style:style style:name="P2" style:family="paragraph" style:parent-style-name="Standard">
      <style:paragraph-properties fo:margin-bottom="0.0833in"/>
      <style:text-properties style:font-name="Times" fo:font-size="12.0pt"/>
    </style:style>
    <style:style style:name="P3" style:family="paragraph" style:parent-style-name="Standard">
      <style:paragraph-properties fo:margin-bottom="0.1389in"/>
      <style:text-properties style:font-name="Lucida Console" fo:font-size="8.0pt" fo:color="#0000ff"/>
    </style:style>
    <style:style style:name="P4" style:family="paragraph" style:parent-style-name="Standard">
      <style:paragraph-properties fo:margin-bottom="0.1389in"/>
      <style:text-properties style:font-name="Lucida Console" fo:font-size="8.0pt"/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Загрузка<text:span text:style-name="T1"><text:s/></text:span>компонентов<text:span text:style-name="T1"><text:s/></text:span>сборочной<text:span text:style-name="T1"><text:s/></text:span>системы</text:p>
      <text:p text:style-name="P2">Вместо wget можно использовать любой другой менеджер закачек:</text:p>
      <text:p text:style-name="P3"><text:span text:style-name="T2">wget </text:span><text:a xlink:type="simple" xlink:href="http://www.pengutronix.de/software/ptxdist/download/v1.99/ptxdist-1.99.2.tgz"><text:span text:style-name="T3">http://www.pengutronix.de/software/ptxdist/download/v1.99/ptxdist-1.99.2.tgz</text:span></text:a></text:p>
      <text:p text:style-name="P3"><text:span text:style-name="T2">wget </text:span><text:a xlink:type="simple" xlink:href="http://www.pengutronix.de/software/ptxdist/download/v1.99/ptxdist-1.99.2-patches.tgz"><text:span text:style-name="T3">http://www.pengutronix.de/software/ptxdist/download/v1.99/ptxdist-1.99.2-patches.tgz</text:span></text:a></text:p>
      <text:p text:style-name="P3"><text:span text:style-name="T2">svn co </text:span><text:a xlink:type="simple" xlink:href="https://pdaxrom.svn.sourceforge.net/svnroot/pdaxrom/branches/pdaxrom-2.0/"><text:span text:style-name="T3">https://pdaxrom.svn.sourceforge.net/svnroot/pdaxrom/branches/pdaxrom-2.0/</text:span></text:a></text:p>
      <text:p text:style-name="P3"><text:span text:style-name="T2">svn co </text:span><text:a xlink:type="simple" xlink:href="https://pdaxrom.svn.sourceforge.net/svnroot/pdaxrom/branches/pdaxrom-2.0-external-deps/"><text:span text:style-name="T3">https://pdaxrom.svn.sourceforge.net/svnroot/pdaxrom/branches/pdaxrom-2.0-external-deps/</text:span></text:a></text:p>
      <text:p text:style-name="P1">Установка<text:span text:style-name="T1"><text:s/></text:span>движка<text:span text:style-name="T1"><text:s/></text:span>сборочной<text:span text:style-name="T1"><text:s/></text:span>системы</text:p>
      <text:p text:style-name="P2">Распаковываем архивы:</text:p>
      <text:p text:style-name="P4">tar xfz ptxdist-1.99.2.tgz</text:p>
      <text:p text:style-name="P4">tar xfz ptxdist-1.99.2-patches.tgz</text:p>
      <text:p text:style-name="P2">Переходим в рабочую директорию:</text:p>
      <text:p text:style-name="P4">cd ptxdist-1.99.2</text:p>
      <text:p text:style-name="P2">Конфигурируем для установки в директорию /opt/ptxdist (или любую другую):</text:p>
      <text:p text:style-name="P4">./configure –prefix=/opt/ptxdist</text:p>
      <text:p text:style-name="P2">Собираем и устанавливаем:</text:p>
      <text:p text:style-name="P4">make</text:p>
      <text:p text:style-name="P4">make install</text:p>
      <text:p text:style-name="P2">Экспортируем путь до исполняемых файлов:</text:p>
      <text:p text:style-name="P4">export PATH=$PATH:/opt/ptxdist/bin</text:p>
      <text:p text:style-name="P4">cd ..</text:p>
      <text:p text:style-name="P2">Кросс инструменты можно использовать готовые (если есть), либо собрать самостоятельно:</text:p>
      <text:p text:style-name="P4">cd pdaxrom-2.0-external-deps/OSELAS.Toolchain-1.1.1</text:p>
      <text:p text:style-name="P4">ptxdist select ptxconfigs/arm-v5te-linux-gnueabi_gcc-4.1.2_glibc-2.5_linux-2.6.18.ptxconfig</text:p>
      <text:p text:style-name="P4">ptxdist go</text:p>
      <text:p text:style-name="P4">cd ..</text:p>
      <text:p text:style-name="P1">Конфигурирование<text:span text:style-name="T1"><text:s/></text:span>и<text:span text:style-name="T1"><text:s/></text:span>сборка<text:span text:style-name="T1"><text:s/></text:span>системы</text:p>
      <text:p text:style-name="P2">Переходим в рабочую директорию:</text:p>
      <text:p text:style-name="P4">cd pdaXrom-2.0</text:p>
      <text:p text:style-name="P2">Выбираем конфигурацию:</text:p>
      <text:p text:style-name="P4">ptxdist select boardconfigs/davinci.light</text:p>
      <text:p text:style-name="P2">Настраиваем путь до кросс компилятора:</text:p>
      <text:p text:style-name="P4">ptxdist toolchain /opt/OSELAS.Toolchain-1.1.1/arm-v5te-linux-gnueabi/gcc-4.1.2-glibc-2.5-kernel-2.6.18/bin</text:p>
      <text:p text:style-name="P2">Если требуется редактирование конфигурации:</text:p>
      <text:p text:style-name="P4">ptxdist menuconfig</text:p>
      <text:p text:style-name="P2">Запускаем процесс сборки</text:p>
      <text:p text:style-name="P4">ptxdist go</text:p>
      <text:p text:style-name="P2">Собираем образ файловой системы</text:p>
      <text:p text:style-name="P4">ptxdist images</text:p>
      <text:p text:style-name="P2">Собраный образ и ядро находятся в директории images/, корневая файловая система root/, тоже но с отладочной информацией в root-debug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949.27</meta:generator>
  </office:meta>
</office:document-meta>
</file>